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28092871046810FA2F5.png" manifest:media-type="image/png"/>
  <manifest:file-entry manifest:full-path="Pictures/100000000000028000000280937624CC0CB935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717cm, 4.719cm, 4.581cm, 4.579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749cm, 5.182cm, 6.183cm, 5.25cm)" draw:image-opacity="100%" style:mirror="none"/>
    </style:style>
    <style:style style:name="gr3" style:family="graphic" style:parent-style-name="standard">
      <style:graphic-properties draw:stroke="none" draw:fill="none" fo:min-height="1.737cm"/>
      <style:paragraph-properties style:writing-mode="lr-tb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2pt" fo:font-weight="bold" style:font-weight-asian="bold" style:font-weight-complex="bold"/>
    </style:style>
    <style:style style:name="P3" style:family="paragraph">
      <loext:graphic-properties draw:fill="none"/>
      <style:text-properties style:font-name="Arial" fo:font-size="22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49cm" svg:height="3.749cm" svg:x="3.75cm" svg:y="8.5cm">
          <draw:image xlink:href="Pictures/10000000000002800000028092871046810FA2F5.png" xlink:type="simple" xlink:show="embed" xlink:actuate="onLoad" draw:mime-type="image/png">
            <text:p/>
          </draw:image>
        </draw:frame>
        <draw:frame draw:style-name="gr2" draw:text-style-name="P1" draw:layer="layout" svg:width="5.525cm" svg:height="4.25cm" svg:x="10cm" svg:y="8cm">
          <draw:image xlink:href="Pictures/100000000000028000000280937624CC0CB935B5.png" xlink:type="simple" xlink:show="embed" xlink:actuate="onLoad" draw:mime-type="image/png">
            <text:p/>
          </draw:image>
        </draw:frame>
        <draw:frame draw:style-name="gr3" draw:text-style-name="P3" draw:layer="layout" svg:width="6.458cm" svg:height="1.987cm" svg:x="2.75cm" svg:y="6.513cm">
          <draw:text-box>
            <text:p text:style-name="P2"><text:span text:style-name="T1">MAX-M10M-00B</text:span></text:p>
          </draw:text-box>
        </draw:frame>
        <draw:frame draw:style-name="gr4" draw:text-style-name="P3" draw:layer="layout" svg:width="6.458cm" svg:height="1.673cm" svg:x="10.542cm" svg:y="6.513cm">
          <draw:text-box>
            <text:p text:style-name="P2"><text:span text:style-name="T1">CAM-M8C-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12:01:51.123000000</meta:creation-date>
    <dc:date>2023-08-08T14:42:00.079000000</dc:date>
    <meta:editing-duration>PT2H40M8S</meta:editing-duration>
    <meta:editing-cycles>3</meta:editing-cycles>
    <meta:generator>LibreOffice/7.4.7.2$Windows_X86_64 LibreOffice_project/723314e595e8007d3cf785c16538505a1c878ca5</meta:generator>
    <meta:document-statistic meta:object-count="4"/>
  </office:meta>
</office:document-meta>
</file>